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weight="bold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029fe8" officeooo:paragraph-rsid="00029fe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straction 1 <text:s/>- Action Language</text:p>
      <text:p text:style-name="P2"/>
      <text:p text:style-name="P2">Sorts</text:p>
      <text:p text:style-name="P1">book = {book_1, book_2}</text:p>
      <text:p text:style-name="P1">cup = {cup_1, cup_2}</text:p>
      <text:p text:style-name="P1">object = book + cup</text:p>
      <text:p text:style-name="P1">room = {office_1, office_2, kitchen, library}</text:p>
      <text:p text:style-name="P1">corridor = {corridor_1, corridor_2}</text:p>
      <text:p text:style-name="P1">lift = {lift}</text:p>
      <text:p text:style-name="P1">passing_space = lift + corridor</text:p>
      <text:p text:style-name="P1">place = room + passing_space</text:p>
      <text:p text:style-name="P1">robot = {rob}</text:p>
      <text:p text:style-name="P1">thing = object + robot</text:p>
      <text:p text:style-name="P1">shelf = {bookshelf_1, bookshelf_2, bookshelf_L, cupboard}</text:p>
      <text:p text:style-name="P1"/>
      <text:p text:style-name="P2">Static Relations</text:p>
      <text:p text:style-name="P1">next_to(office_1, library)</text:p>
      <text:p text:style-name="P1">next_to(office_1, corridor_1)</text:p>
      <text:p text:style-name="P1">next_to(corridor_1, library)</text:p>
      <text:p text:style-name="P1">next_to(lift, corridor_1)</text:p>
      <text:p text:style-name="P1">next_to(office_2, kitchen)</text:p>
      <text:p text:style-name="P1">next_to(office_2, corridor_2)</text:p>
      <text:p text:style-name="P1">next_to(corridor_2, kitchen)</text:p>
      <text:p text:style-name="P1">next_to(lift, corridor_2)</text:p>
      <text:p text:style-name="P1">in_room(bookshelf_1, office_1)</text:p>
      <text:p text:style-name="P1">in_room(bookshelf_2, office_2)</text:p>
      <text:p text:style-name="P1">in_room(bookshelf_L, library)</text:p>
      <text:p text:style-name="P1">in_room(cupboard, kitchen)</text:p>
      <text:p text:style-name="P1"/>
      <text:p text:style-name="P2">Inertial Fluents</text:p>
      <text:p text:style-name="P1">loc(thing, place)</text:p>
      <text:p text:style-name="P1">in_hand(robot, object)</text:p>
      <text:p text:style-name="P1">on_shelf(object, shelf)</text:p>
      <text:p text:style-name="P1">lift_door_open(lift, corridor)</text:p>
      <text:p text:style-name="P1"/>
      <text:p text:style-name="P2">Defined Fluents</text:p>
      <text:p text:style-name="P1">on_some_shelf(object)</text:p>
      <text:p text:style-name="P1"/>
      <text:p text:style-name="P2">Robot Actions</text:p>
      <text:p text:style-name="P1">move(robot, place)</text:p>
      <text:p text:style-name="P1">pickup(robot, object)</text:p>
      <text:p text:style-name="P1">call_lift(robot, lift, corridor)</text:p>
      <text:p text:style-name="P1">request_move(robot, lift, corridor)</text:p>
      <text:p text:style-name="P1">put_on_shelf(robot, object, shelf)</text:p>
      <text:p text:style-name="P1"/>
      <text:p text:style-name="P1"><text:span text:style-name="T1">Causal Laws</text:span> </text:p>
      <text:p text:style-name="P1">move(R, L) <text:span text:style-name="T2">causes</text:span> loc(R, L) </text:p>
      <text:p text:style-name="P1">pickup(R, O) <text:span text:style-name="T2">causes</text:span> in_hand(R, O) <text:s/></text:p>
      <text:p text:style-name="P1">call_lift(R, L, C) <text:span text:style-name="T2">causes</text:span> lift_door_open(L, C) </text:p>
      <text:p text:style-name="P1">request_move(R, L, C) <text:span text:style-name="T2">causes</text:span> lift_door_open(L, C) </text:p>
      <text:p text:style-name="P1">put_on_shelf(R, O, S) <text:span text:style-name="T2">causes</text:span> on_shelf(O, S) </text:p>
      <text:p text:style-name="P1">put_on_shelf(R, O, S) <text:span text:style-name="T2">causes</text:span> -in_hand(R, O) </text:p>
      <text:p text:style-name="P1"><text:soft-page-break/></text:p>
      <text:p text:style-name="P1"><text:span text:style-name="T1">Defining Fluents</text:span> <text:s/></text:p>
      <text:p text:style-name="P1">on_some_shelf(O)<text:span text:style-name="T2"> if </text:span>on_shelf(O, S)</text:p>
      <text:p text:style-name="P1"/>
      <text:p text:style-name="P1"><text:span text:style-name="T1">State Constraints</text:span> </text:p>
      <text:p text:style-name="P1">next_to(L1, L2)<text:span text:style-name="T2"> if </text:span>next_to(L2, L1)</text:p>
      <text:p text:style-name="P1">-next_to(L1, L2)<text:span text:style-name="T2"> if </text:span>not next_to(L1, L2)</text:p>
      <text:p text:style-name="P1">-loc(T, L2)<text:span text:style-name="T2"> if </text:span>loc(T, L1), L1!=L2</text:p>
      <text:p text:style-name="P1">loc(O, L)<text:span text:style-name="T2"> if </text:span>loc(R, L), in_hand(R, O)</text:p>
      <text:p text:style-name="P1">-in_hand(R, O2)<text:span text:style-name="T2"> if </text:span>in_hand(R, O1), O1 != O2</text:p>
      <text:p text:style-name="P1">-lift_door_open(L, C1)<text:span text:style-name="T2"> if </text:span>lift_door_open(L, C2), C1 != C2</text:p>
      <text:p text:style-name="P1">-lift_door_open(L, C), I+1)<text:span text:style-name="T2"> if </text:span>lift_door_open(L, C)</text:p>
      <text:p text:style-name="P1">loc(O, L)<text:span text:style-name="T2"> if </text:span>on_shelf(O, S), in_room(S, L)</text:p>
      <text:p text:style-name="P1">-on_shelf(O, S1)<text:span text:style-name="T2"> if </text:span>on_shelf(O, S2), S1 != S2</text:p>
      <text:p text:style-name="P1">-in_hand(R, O)<text:span text:style-name="T2"> if </text:span>on_some_shelf(O)</text:p>
      <text:p text:style-name="P1">-on_some_shelf(O)<text:span text:style-name="T2"> if </text:span>in_hand(R, O)</text:p>
      <text:p text:style-name="P1"/>
      <text:p text:style-name="P1"><text:span text:style-name="T1">Defaults</text:span> </text:p>
      <text:p text:style-name="P1">loc(B, library)<text:span text:style-name="T2"> if </text:span><text:s/>book(B), not -loc(B, library)</text:p>
      <text:p text:style-name="P1">loc(C, kitchen)<text:span text:style-name="T2"> if </text:span><text:s/>cup(C), not -loc(C, kitchen)</text:p>
      <text:p text:style-name="P1">-lift_door_open(L, C)<text:span text:style-name="T2"> if </text:span><text:s/>not lift_door_open(L, C)</text:p>
      <text:p text:style-name="P1"/>
      <text:p text:style-name="P1"><text:span text:style-name="T1">Executability Conditions</text:span> </text:p>
      <text:p text:style-name="P1"><text:span text:style-name="T2">impossible</text:span> move(R, L)<text:span text:style-name="T2"> if </text:span><text:s/>loc(R, L)</text:p>
      <text:p text:style-name="P1"><text:span text:style-name="T2">impossible</text:span> move(R, L2)<text:span text:style-name="T2"> if </text:span><text:s/>loc(R, L1), -next_to(L1, L2)</text:p>
      <text:p text:style-name="P1"><text:span text:style-name="T2">impossible</text:span> move(R, L)<text:span text:style-name="T2"> if </text:span><text:s text:c="2"/>-lift_door_open(L, C), loc(R, C)</text:p>
      <text:p text:style-name="P1"><text:span text:style-name="T2">impossible</text:span> move(R, C)<text:span text:style-name="T2"> if </text:span><text:s text:c="2"/>-lift_door_open(L, C), loc(R, L)</text:p>
      <text:p text:style-name="P1"><text:span text:style-name="T2">impossible</text:span> pickup(R, O1)<text:span text:style-name="T2"> if </text:span><text:s/>in_hand(R, O2)</text:p>
      <text:p text:style-name="P1"><text:span text:style-name="T2">impossible</text:span> pickup(R, O)<text:span text:style-name="T2"> if </text:span><text:s/>loc(R, L), not loc(O, L)</text:p>
      <text:p text:style-name="P1"><text:span text:style-name="T2">impossible</text:span> call_lift(R, L, C)<text:span text:style-name="T2"> if </text:span><text:s/>not loc(R, C)</text:p>
      <text:p text:style-name="P1"><text:span text:style-name="T2">impossible</text:span> call_lift(R, L, C)<text:span text:style-name="T2"> if </text:span><text:s/>not next_to(L, C)</text:p>
      <text:p text:style-name="P1"><text:span text:style-name="T2">impossible</text:span> request_move(R, L, C)<text:span text:style-name="T2"> if </text:span><text:s/>not loc(R, L)</text:p>
      <text:p text:style-name="P1"><text:span text:style-name="T2">impossible</text:span> put_on_shelf(R, O, S)<text:span text:style-name="T2"> if </text:span><text:s/>-in_hand(R, O)</text:p>
      <text:p text:style-name="P1"><text:span text:style-name="T2">impossible</text:span> put_on_shelf(R, O, S)<text:span text:style-name="T2"> if </text:span><text:s/>-loc(R, L), in_room(S, 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05:33.736963734</meta:creation-date>
    <dc:date>2019-01-17T13:32:34.222289365</dc:date>
    <meta:editing-duration>PT38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76" meta:word-count="331" meta:character-count="2511" meta:non-whitespace-character-count="2226"/>
  </office:meta>
</office:document-meta>
</file>